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0baa8b" style:font-size-asian="12pt" style:font-size-complex="12pt"/>
    </style:style>
    <style:style style:name="P4" style:family="paragraph" style:parent-style-name="Standard">
      <style:text-properties fo:font-size="12pt" officeooo:paragraph-rsid="0008ca82" style:font-size-asian="12pt" style:font-size-complex="12pt"/>
    </style:style>
    <style:style style:name="P5" style:family="paragraph" style:parent-style-name="Standard">
      <style:text-properties fo:font-size="12pt" officeooo:paragraph-rsid="001d6306" style:font-size-asian="12pt" style:font-size-complex="12pt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0a26c4" officeooo:paragraph-rsid="000a26c4" style:font-size-asian="12pt" style:font-size-complex="12pt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fo:font-weight="bold" officeooo:rsid="0012494b" officeooo:paragraph-rsid="0012494b" style:font-size-asian="12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78c37" officeooo:paragraph-rsid="00178c37" style:font-size-asian="12pt" style:font-size-complex="12pt"/>
    </style:style>
    <style:style style:name="P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paragraph-rsid="00196dec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8.5pt" officeooo:rsid="00196dec" officeooo:paragraph-rsid="00196dec" style:font-size-asian="7.40000009536743pt" style:font-size-complex="8.5pt"/>
    </style:style>
    <style:style style:name="P11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0e0823" officeooo:paragraph-rsid="000e0823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96dec" officeooo:paragraph-rsid="00196dec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0ec97" officeooo:paragraph-rsid="0010ec97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fo:font-weight="bold" officeooo:paragraph-rsid="0008ca82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fo:font-weight="bold" officeooo:rsid="00141bea" officeooo:paragraph-rsid="00141bea" style:font-size-asian="12pt" style:font-weight-asian="bold" style:font-size-complex="12pt" style:font-weight-complex="bold"/>
    </style:style>
    <style:style style:name="P17" style:family="paragraph" style:parent-style-name="Standard" style:list-style-name="L8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2494b" officeooo:paragraph-rsid="0012494b" style:font-size-asian="12pt" style:font-size-complex="12pt"/>
    </style:style>
    <style:style style:name="P18" style:family="paragraph" style:parent-style-name="Standard" style:list-style-name="L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19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20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21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dd284" style:font-size-asian="12pt" style:font-size-complex="12pt"/>
    </style:style>
    <style:style style:name="P2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2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e0823" style:font-size-asian="12pt" style:font-size-complex="12pt"/>
    </style:style>
    <style:style style:name="P24" style:family="paragraph" style:parent-style-name="Standard" style:list-style-name="L8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2494b" officeooo:paragraph-rsid="0012494b" style:font-size-asian="12pt" style:font-size-complex="12pt"/>
    </style:style>
    <style:style style:name="P25" style:family="paragraph" style:parent-style-name="Standard" style:list-style-name="L9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96dec" officeooo:paragraph-rsid="00196dec" style:font-size-asian="12pt" style:font-size-complex="12pt"/>
    </style:style>
    <style:style style:name="P26" style:family="paragraph" style:parent-style-name="Standard" style:list-style-name="L7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0e0823" officeooo:paragraph-rsid="000e0823" style:font-size-asian="12pt" style:font-size-complex="12pt"/>
    </style:style>
    <style:style style:name="P27" style:family="paragraph" style:parent-style-name="Standard" style:list-style-name="L8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2494b" officeooo:paragraph-rsid="0012494b" style:font-size-asian="12pt" style:font-size-complex="12pt"/>
    </style:style>
    <style:style style:name="P28" style:family="paragraph" style:parent-style-name="Standard" style:list-style-name="L6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0ec97" officeooo:paragraph-rsid="0010ec97" style:font-size-asian="12pt" style:font-size-complex="12pt"/>
    </style:style>
    <style:style style:name="P29" style:family="paragraph" style:parent-style-name="Standard" style:list-style-name="L9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78c37" officeooo:paragraph-rsid="00178c37" style:font-size-asian="12pt" style:font-size-complex="12pt"/>
    </style:style>
    <style:style style:name="P30" style:family="paragraph" style:parent-style-name="Standard" style:list-style-name="L7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paragraph-rsid="000e0823" style:font-size-asian="12pt" style:font-size-complex="12pt"/>
    </style:style>
    <style:style style:name="P31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0f3081" officeooo:paragraph-rsid="000f3081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8.5pt"/>
    </style:style>
    <style:style style:name="T3" style:family="text">
      <style:text-properties officeooo:rsid="000e0823"/>
    </style:style>
    <style:style style:name="T4" style:family="text">
      <style:text-properties style:text-position="0% 100%" officeooo:rsid="000e0823"/>
    </style:style>
    <style:style style:name="T5" style:family="text">
      <style:text-properties officeooo:rsid="0010ec97"/>
    </style:style>
    <style:style style:name="T6" style:family="text">
      <style:text-properties officeooo:rsid="0012494b"/>
    </style:style>
    <style:style style:name="T7" style:family="text">
      <style:text-properties officeooo:rsid="00141bea"/>
    </style:style>
    <style:style style:name="T8" style:family="text">
      <style:text-properties officeooo:rsid="001595ec"/>
    </style:style>
    <style:style style:name="T9" style:family="text">
      <style:text-properties officeooo:rsid="00196dec"/>
    </style:style>
    <style:style style:name="T10" style:family="text">
      <style:text-properties officeooo:rsid="001b4ab7"/>
    </style:style>
    <style:style style:name="T11" style:family="text">
      <style:text-properties officeooo:rsid="001b737e"/>
    </style:style>
    <style:style style:name="T12" style:family="text">
      <style:text-properties officeooo:rsid="001d63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-taoshi</text:p>
      <text:p text:style-name="P2">2-player dexterity micro game based on the Japanese sport of pole-toppling</text:p>
      <text:p text:style-name="P2"/>
      <text:p text:style-name="P1">Components</text:p>
      <text:p text:style-name="P2">6 discs - 3 each of 2 colors</text:p>
      <text:p text:style-name="P2">2 poles</text:p>
      <text:p text:style-name="P2">1 ramp</text:p>
      <text:p text:style-name="P3"/>
      <text:p text:style-name="P1">Goal</text:p>
      <text:p text:style-name="P5">The first player to directly topple their opponent’s pole via air-borne strike wins the round</text:p>
      <text:p text:style-name="P5"><text:span text:style-name="T12">W</text:span>in 2 consecutive rounds to win the game</text:p>
      <text:p text:style-name="P2"/>
      <text:p text:style-name="P4"><text:span text:style-name="T1">Setup</text:span></text:p>
      <text:list xml:id="list1104112163" text:style-name="L1">
        <text:list-item>
          <text:p text:style-name="P31">Select play surface; ideally a smooth table or play mat 2-3’ per side</text:p>
        </text:list-item>
        <text:list-item>
          <text:p text:style-name="P22">Set ramp and poles aside</text:p>
        </text:list-item>
        <text:list-item>
          <text:p text:style-name="P22">Players choose disc colors and collect their 3 matching discs; white discs take the first turn</text:p>
        </text:list-item>
        <text:list-item>
          <text:p text:style-name="P22">Players take turns flicking their discs into play from the edge of the table</text:p>
        </text:list-item>
        <text:list-item>
          <text:p text:style-name="P23"><text:span text:style-name="T3">Once a player’s 3</text:span><text:span text:style-name="T4">rd</text:span><text:span text:style-name="T3"> disc enters play place a pole on top of the disc; this is their pole-bearer for the round</text:span></text:p>
        </text:list-item>
      </text:list>
      <text:p text:style-name="P12"/>
      <text:p text:style-name="P12">Notes:</text:p>
      <text:list xml:id="list1851120323" text:style-name="L7">
        <text:list-item>
          <text:p text:style-name="P30">Knocking another disc off the table during setup allows the other player to place the disc wherever they would like</text:p>
        </text:list-item>
        <text:list-item text:start-value="1">
          <text:p text:style-name="P26">If a pole falls during setup simply put the pole back on top of its pole-bearer</text:p>
        </text:list-item>
      </text:list>
      <text:p text:style-name="P11"/>
      <text:p text:style-name="P15">Game Play</text:p>
      <text:p text:style-name="P8">Players take turns flicking <text:span text:style-name="T9">1 of </text:span>their discs with following results:</text:p>
      <text:list xml:id="list1567852235" text:style-name="L9">
        <text:list-item>
          <text:p text:style-name="P29">If the <text:span text:style-name="T9">disc</text:span> collides with opponent’s pole-bearer causing the pole to fall then they may flick their other disc <text:span text:style-name="T9">(once per turn)</text:span></text:p>
        </text:list-item>
        <text:list-item>
          <text:p text:style-name="P25">If the player’s own pole is knocked over place it back on top of the pole-bearer</text:p>
        </text:list-item>
        <text:list-item>
          <text:p text:style-name="P25">If either pole-bearer is knocked off the table the <text:span text:style-name="T11">other player return them anywhere in play<text:line-break/>Note: the disc should be placed no further from table center than furthest other disc in play</text:span></text:p>
        </text:list-item>
        <text:list-item>
          <text:p text:style-name="P25">If any other disc(s) leaves play it must re-enter play (same as setup) on next available turn</text:p>
        </text:list-item>
      </text:list>
      <text:p text:style-name="P13"/>
      <text:p text:style-name="P9"><text:span text:style-name="T9">If both of the player’s discs are in play they may </text:span><text:span text:style-name="T10">use their flick to</text:span><text:span text:style-name="T9"> attempt to topple the opponent’s pole</text:span></text:p>
      <text:p text:style-name="P11"/>
      <text:p text:style-name="P16">Toppling</text:p>
      <text:list xml:id="list2344982549" text:style-name="L3">
        <text:list-item>
          <text:p text:style-name="P18"><text:span text:style-name="T5">P</text:span>lace the ramp between the 2 attacking discs so that the taller side of the ramp is against the disc closest to the opponent’s pole-bearer</text:p>
        </text:list-item>
        <text:list-item>
          <text:p text:style-name="P19">The further disc is then flicked in an attempt to travel up the ramp and knock down the pole while still air-borne</text:p>
        </text:list-item>
      </text:list>
      <text:p text:style-name="P14"/>
      <text:p text:style-name="P14">Notes:</text:p>
      <text:list xml:id="list169699668" text:style-name="L6">
        <text:list-item>
          <text:p text:style-name="P28">If the ramp will not fit between the 2 attacking discs a <text:span text:style-name="T7">topple</text:span> may not be attempted</text:p>
        </text:list-item>
        <text:list-item>
          <text:p text:style-name="P20">If the disc touches the table before striking the pole or the pole does not fall the ramp is removed and play continues normally</text:p>
        </text:list-item>
        <text:list-item>
          <text:p text:style-name="P21">If the attempt is successful the <text:span text:style-name="T6">round ends</text:span></text:p>
        </text:list-item>
      </text:list>
      <text:p text:style-name="P6"/>
      <text:p text:style-name="P7">End of Round and Game</text:p>
      <text:list xml:id="list590996064" text:style-name="L8">
        <text:list-header>
          <text:p text:style-name="P17">The round ends after a successful <text:span text:style-name="T7">topple</text:span>:</text:p>
        </text:list-header>
        <text:list-item>
          <text:p text:style-name="P27">Clear the table and begin next around alternating starting player</text:p>
        </text:list-item>
        <text:list-item>
          <text:p text:style-name="P24">If the same player <text:span text:style-name="T8">successfully </text:span><text:span text:style-name="T7">topples</text:span> 2 rounds in a row they win the gam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8T19:18:43.178797629</meta:creation-date>
    <meta:generator>LibreOffice/7.1.5.2$Linux_X86_64 LibreOffice_project/10$Build-2</meta:generator>
    <dc:date>2021-10-13T20:09:01.771815757</dc:date>
    <meta:editing-duration>PT3H32M18S</meta:editing-duration>
    <meta:editing-cycles>15</meta:editing-cycles>
    <meta:print-date>2021-10-13T20:04:43.579850624</meta:print-date>
    <meta:document-statistic meta:table-count="0" meta:image-count="0" meta:object-count="0" meta:page-count="1" meta:paragraph-count="36" meta:word-count="433" meta:character-count="2266" meta:non-whitespace-character-count="1888"/>
  </office:meta>
</office:document-meta>
</file>